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11.455cm"/>
    </style:style>
    <style:style style:name="co3" style:family="table-column">
      <style:table-column-properties fo:break-before="auto" style:column-width="2.251cm"/>
    </style:style>
    <style:style style:name="co16" style:family="table-column">
      <style:table-column-properties fo:break-before="auto" style:column-width="3.63cm"/>
    </style:style>
    <style:style style:name="co17" style:family="table-column">
      <style:table-column-properties fo:break-before="auto" style:column-width="6.276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2.241cm"/>
    </style:style>
    <style:style style:name="co20" style:family="table-column">
      <style:table-column-properties fo:break-before="auto" style:column-width="5.544cm"/>
    </style:style>
    <style:style style:name="co21" style:family="table-column">
      <style:table-column-properties fo:break-before="auto" style:column-width="4.784cm"/>
    </style:style>
    <style:style style:name="co22" style:family="table-column">
      <style:table-column-properties fo:break-before="auto" style:column-width="8.414cm"/>
    </style:style>
    <style:style style:name="co23" style:family="table-column">
      <style:table-column-properties fo:break-before="auto" style:column-width="4.671cm"/>
    </style:style>
    <style:style style:name="co24" style:family="table-column">
      <style:table-column-properties fo:break-before="auto" style:column-width="2.194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1.012cm"/>
    </style:style>
    <style:style style:name="co27" style:family="table-column">
      <style:table-column-properties fo:break-before="auto" style:column-width="17.364cm"/>
    </style:style>
    <style:style style:name="co28" style:family="table-column">
      <style:table-column-properties fo:break-before="auto" style:column-width="4.868cm"/>
    </style:style>
    <style:style style:name="co29" style:family="table-column">
      <style:table-column-properties fo:break-before="auto" style:column-width="3.828cm"/>
    </style:style>
    <style:style style:name="co30" style:family="table-column">
      <style:table-column-properties fo:break-before="auto" style:column-width="5.122cm"/>
    </style:style>
    <style:style style:name="co31" style:family="table-column">
      <style:table-column-properties fo:break-before="auto" style:column-width="9.315cm"/>
    </style:style>
    <style:style style:name="co32" style:family="table-column">
      <style:table-column-properties fo:break-before="auto" style:column-width="6.361cm"/>
    </style:style>
    <style:style style:name="co33" style:family="table-column">
      <style:table-column-properties fo:break-before="auto" style:column-width="0.028cm"/>
    </style:style>
    <style:style style:name="co34" style:family="table-column">
      <style:table-column-properties fo:break-before="auto" style:column-width="1.575cm"/>
    </style:style>
    <style:style style:name="co35" style:family="table-column">
      <style:table-column-properties fo:break-before="auto" style:column-width="0.788cm"/>
    </style:style>
    <style:style style:name="co36" style:family="table-column">
      <style:table-column-properties fo:break-before="auto" style:column-width="12.129cm"/>
    </style:style>
    <style:style style:name="co37" style:family="table-column">
      <style:table-column-properties fo:break-before="auto" style:column-width="3.18cm"/>
    </style:style>
    <style:style style:name="co38" style:family="table-column">
      <style:table-column-properties fo:break-before="auto" style:column-width="1.154cm"/>
    </style:style>
    <style:style style:name="co39" style:family="table-column">
      <style:table-column-properties fo:break-before="auto" style:column-width="1.942cm"/>
    </style:style>
    <style:style style:name="co40" style:family="table-column">
      <style:table-column-properties fo:break-before="auto" style:column-width="9.765cm"/>
    </style:style>
    <style:style style:name="co41" style:family="table-column">
      <style:table-column-properties fo:break-before="auto" style:column-width="9.513cm"/>
    </style:style>
    <style:style style:name="co42" style:family="table-column">
      <style:table-column-properties fo:break-before="auto" style:column-width="16.069cm"/>
    </style:style>
    <style:style style:name="co43" style:family="table-column">
      <style:table-column-properties fo:break-before="auto" style:column-width="4.249cm"/>
    </style:style>
    <style:style style:name="co44" style:family="table-column">
      <style:table-column-properties fo:break-before="auto" style:column-width="0.73cm"/>
    </style:style>
    <style:style style:name="co45" style:family="table-column">
      <style:table-column-properties fo:break-before="auto" style:column-width="0.76cm"/>
    </style:style>
    <style:style style:name="co46" style:family="table-column">
      <style:table-column-properties fo:break-before="auto" style:column-width="2.103cm"/>
    </style:style>
    <style:style style:name="co47" style:family="table-column">
      <style:table-column-properties fo:break-before="auto" style:column-width="1.998cm"/>
    </style:style>
    <style:style style:name="co48" style:family="table-column">
      <style:table-column-properties fo:break-before="auto" style:column-width="7.936cm"/>
    </style:style>
    <style:style style:name="co49" style:family="table-column">
      <style:table-column-properties fo:break-before="auto" style:column-width="10.8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PageStyle_5f_Plan_20_de_20_Trabajo_20_General">
      <style:table-properties table:display="true" style:writing-mode="lr-tb"/>
    </style:style>
    <style:style style:name="ta3" style:family="table" style:master-page-name="PageStyle_5f_Comentarios_20_de_20_Emilio">
      <style:table-properties table:display="true" style:writing-mode="lr-tb"/>
    </style:style>
    <style:style style:name="ta4" style:family="table" style:master-page-name="PageStyle_5f_Base_20_de_20_Datos">
      <style:table-properties table:display="true" style:writing-mode="lr-tb"/>
    </style:style>
    <style:style style:name="ta5" style:family="table" style:master-page-name="PageStyle_5f_Estimación_20_de_20_Procesos">
      <style:table-properties table:display="true" style:writing-mode="lr-tb"/>
    </style:style>
    <style:style style:name="ta8" style:family="table" style:master-page-name="PageStyle_5f_Definiciones">
      <style:table-properties table:display="true" style:writing-mode="lr-tb"/>
    </style:style>
    <style:style style:name="ta7" style:family="table" style:master-page-name="PageStyle_5f_Plan_20_de_20_Trabajo_20_Inicial">
      <style:table-properties table:display="true" style:writing-mode="lr-tb"/>
    </style:style>
    <style:style style:name="ta9" style:family="table" style:master-page-name="PageStyle_5f_Gantt">
      <style:table-properties table:display="true" style:writing-mode="lr-tb"/>
    </style:style>
    <style:style style:name="ta10" style:family="table" style:master-page-name="PageStyle_5f_Plan_20_de_20_Trabajo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4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3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3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2" style:base-cell-address="'Plan de Trabajo General'.A1"/>
    </style:style>
    <style:style style:name="ce35" style:family="table-cell" style:parent-style-name="Excel_20_Built-in_20_Normal">
      <style:table-cell-properties fo:background-color="transparent"/>
    </style:style>
    <style:style style:name="ce36" style:family="table-cell" style:parent-style-name="Excel_20_Built-in_20_Normal">
      <style:table-cell-properties style:diagonal-bl-tr="none" style:diagonal-tl-br="none" fo:background-color="transparent" fo:border="0.035cm solid #a6a6a6" style:rotation-align="none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diagonal-bl-tr="none" style:diagonal-tl-br="none" fo:border="0.035cm solid #a6a6a6" style:rotation-align="none"/>
    </style:style>
    <style:style style:name="ce42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43" style:family="table-cell" style:parent-style-name="Excel_20_Built-in_20_Normal">
      <style:table-cell-properties fo:border-bottom="0.035cm solid #a6a6a6" style:diagonal-bl-tr="none" style:diagonal-tl-br="none" style:text-align-source="fix" style:repeat-content="false" fo:background-color="transparent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5" style:family="table-cell" style:parent-style-name="Excel_20_Built-in_20_Normal">
      <style:table-cell-properties fo:background-color="#f2f2f2" style:diagonal-bl-tr="none" style:diagonal-tl-br="none" fo:border="0.035cm solid #a6a6a6" style:rotation-align="none"/>
    </style:style>
    <style:style style:name="ce46" style:family="table-cell" style:parent-style-name="Excel_20_Built-in_20_Normal">
      <style:table-cell-properties fo:background-color="#f2f2f2"/>
    </style:style>
    <style:style style:name="ce47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ackground-color="#99ccff" style:diagonal-bl-tr="none" style:diagonal-tl-br="none" fo:border="0.035cm solid #a6a6a6" style:rotation-align="none"/>
    </style:style>
    <style:style style:name="ce49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50" style:family="table-cell" style:parent-style-name="Excel_20_Built-in_20_Normal">
      <style:table-cell-properties fo:border-bottom="0.035cm solid #a6a6a6" fo:background-color="#f2f2f2" style:diagonal-bl-tr="none" style:diagonal-tl-br="none" fo:border-left="0.035cm solid #a6a6a6" fo:border-right="none" style:rotation-align="none" fo:border-top="0.035cm solid #a6a6a6"/>
    </style:style>
    <style:style style:name="ce51" style:family="table-cell" style:parent-style-name="Excel_20_Built-in_20_Normal">
      <style:table-cell-properties fo:border-bottom="none" style:diagonal-bl-tr="none" style:diagonal-tl-br="none" fo:border-left="0.035cm solid #a6a6a6" fo:border-right="0.035cm solid #a6a6a6" style:rotation-align="none" fo:border-top="0.035cm solid #a6a6a6"/>
    </style:style>
    <style:style style:name="ce52" style:family="table-cell" style:parent-style-name="Excel_20_Built-in_20_Normal">
      <style:table-cell-properties fo:border-bottom="0.035cm solid #a6a6a6" style:diagonal-bl-tr="none" style:diagonal-tl-br="none" fo:background-color="transparent" fo:border-left="0.035cm solid #a6a6a6" fo:border-right="none" style:rotation-align="none" fo:border-top="none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0.035cm solid #a6a6a6" style:rotation-align="none" fo:border-top="0.035cm solid #a6a6a6"/>
    </style:style>
    <style:style style:name="ce54" style:family="table-cell" style:parent-style-name="Excel_20_Built-in_20_Normal">
      <style:table-cell-properties fo:border-bottom="0.035cm solid #a6a6a6" style:diagonal-bl-tr="none" style:diagonal-tl-br="none" fo:border-left="0.035cm solid #a6a6a6" fo:border-right="0.035cm solid #a6a6a6" style:rotation-align="none" fo:border-top="none"/>
    </style:style>
    <style:style style:name="ce55" style:family="table-cell" style:parent-style-name="Excel_20_Built-in_20_Normal">
      <style:table-cell-properties fo:border-bottom="0.035cm solid #a6a6a6" fo:background-color="#f2f2f2" style:diagonal-bl-tr="none" style:diagonal-tl-br="none" fo:border-left="none" fo:border-right="0.035cm solid #a6a6a6" style:rotation-align="none" fo:border-top="0.035cm solid #a6a6a6"/>
    </style:style>
    <style:style style:name="ce56" style:family="table-cell" style:parent-style-name="Excel_20_Built-in_20_Normal">
      <style:table-cell-properties fo:background-color="#ffff00" style:diagonal-bl-tr="none" style:diagonal-tl-br="none" fo:border="0.035cm solid #a6a6a6" style:rotation-align="none"/>
    </style:style>
    <style:style style:name="ce57" style:family="table-cell" style:parent-style-name="Excel_20_Built-in_20_Normal">
      <style:table-cell-properties fo:background-color="#99ccff" style:diagonal-bl-tr="none" style:diagonal-tl-br="none" fo:border="0.035cm solid #a6a6a6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0" style:family="table-cell" style:parent-style-name="Excel_20_Built-in_20_Normal">
      <style:text-properties fo:font-weight="bold" style:font-weight-asian="bold" style:font-weight-complex="bold"/>
    </style:style>
    <style:style style:name="ce61" style:family="table-cell" style:parent-style-name="Excel_20_Built-in_20_Normal">
      <style:table-cell-properties fo:background-color="#ffff00"/>
    </style:style>
    <style:style style:name="ce6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ext-properties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 de Trabajo Gener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Etapas</text:p>
          </table:table-cell>
          <table:table-cell table:style-name="ce1" office:value-type="string">
            <text:p>Actividades</text:p>
          </table:table-cell>
          <table:table-cell office:value-type="string">
            <text:p>Entregables</text:p>
          </table:table-cell>
          <table:table-cell office:value-type="string">
            <text:p>Fechas</text:p>
          </table:table-cell>
          <table:table-cell table:number-columns-repeated="1020"/>
        </table:table-row>
        <table:table-row table:style-name="ro2">
          <table:table-cell office:value-type="string">
            <text:p>1. Juntas de aclaración</text:p>
          </table:table-cell>
          <table:table-cell table:style-name="ce3" office:value-type="string">
            <text:p>* Juntas de aclaración de análisis funcional</text:p>
            <text:p>* Definición final de funcionalidad</text:p>
          </table:table-cell>
          <table:table-cell table:number-columns-repeated="1022"/>
        </table:table-row>
        <table:table-row table:style-name="ro2">
          <table:table-cell office:value-type="string">
            <text:p>2. Diseño de pantallas</text:p>
          </table:table-cell>
          <table:table-cell table:style-name="ce3" office:value-type="string">
            <text:p>* Prototipo de pantallas y menús</text:p>
            <text:p>* Pruebas de flujos de trabajo</text:p>
          </table:table-cell>
          <table:table-cell table:number-columns-repeated="1022"/>
        </table:table-row>
        <table:table-row table:style-name="ro3">
          <table:table-cell office:value-type="string">
            <text:p>3. Diseño de la BD y SPs requeridos</text:p>
          </table:table-cell>
          <table:table-cell table:style-name="ce3" office:value-type="string">
            <text:p>* Definición de catálogos externos</text:p>
            <text:p>* Diseño de BD y tablas requeridas por el sistema.</text:p>
            <text:p>* Progamación de artefactos en BD (Vistas, SPs, Funciones, etc.)</text:p>
          </table:table-cell>
          <table:table-cell table:number-columns-repeated="1022"/>
        </table:table-row>
        <table:table-row table:style-name="ro1">
          <table:table-cell office:value-type="string">
            <text:p>4. Desarrollo de ABCs</text:p>
          </table:table-cell>
          <table:table-cell office:value-type="string">
            <text:p>* Programación de ABCs</text:p>
          </table:table-cell>
          <table:table-cell table:number-columns-repeated="1022"/>
        </table:table-row>
        <table:table-row table:style-name="ro3">
          <table:table-cell office:value-type="string">
            <text:p>5. Desarrollo de Procesos</text:p>
          </table:table-cell>
          <table:table-cell table:style-name="ce3" office:value-type="string">
            <text:p>* Programación de procesos de seguridad</text:p>
            <text:p>* Programación de procesos operativos </text:p>
            <text:p>* Programación de reportes</text:p>
          </table:table-cell>
          <table:table-cell table:number-columns-repeated="1022"/>
        </table:table-row>
        <table:table-row table:style-name="ro2">
          <table:table-cell office:value-type="string">
            <text:p>6. Pruebas </text:p>
          </table:table-cell>
          <table:table-cell table:style-name="ce3" office:value-type="string">
            <text:p>* Definición de pruebas</text:p>
            <text:p>* Desarrollo de pruebas</text:p>
          </table:table-cell>
          <table:table-cell table:number-columns-repeated="1022"/>
        </table:table-row>
        <table:table-row table:style-name="ro1">
          <table:table-cell office:value-type="string">
            <text:p>7. Liberación</text:p>
          </table:table-cell>
          <table:table-cell office:value-type="string">
            <text:p>* Liberación de sistema a ambiente de producción</text:p>
          </table:table-cell>
          <table:table-cell table:number-columns-repeated="1022"/>
        </table:table-row>
        <table:table-row table:style-name="ro2">
          <table:table-cell office:value-type="string">
            <text:p>8. Soporte a garantias</text:p>
          </table:table-cell>
          <table:table-cell table:style-name="ce3" office:value-type="string">
            <text:p>* Seguimiento a operación de sistema</text:p>
            <text:p>* Soporte y estabilización del sistema</text:p>
          </table:table-cell>
          <table:table-cell table:number-columns-repeated="1022"/>
        </table:table-row>
        <table:table-row table:style-name="ro3">
          <table:table-cell office:value-type="string">
            <text:p>9. Documentación y entrega</text:p>
          </table:table-cell>
          <table:table-cell table:style-name="ce3" office:value-type="string">
            <text:p>* Documentación: Manuales de operación</text:p>
            <text:p>* Documentación: Manuales de capacitación</text:p>
            <text:p>* Aceptación del sistema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 Inicial" table:style-name="ta7" table:print="false">
        <office:forms form:automatic-focus="false" form:apply-design-mode="false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visibility="collapse" table:default-cell-style-name="ce2"/>
        <table:table-column table:style-name="co37" table:visibility="collapse" table:default-cell-style-name="ce2"/>
        <table:table-column table:style-name="co38" table:visibility="collapse" table:default-cell-style-name="ce2"/>
        <table:table-column table:style-name="co39" table:default-cell-style-name="ce3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number-columns-repeated="1013" table:default-cell-style-name="ce2"/>
        <table:table-row table:style-name="ro4">
          <table:table-cell table:number-columns-repeated="2"/>
          <table:table-cell table:style-name="ce1" office:value-type="string">
            <text:p>Etapa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rtefact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area</text:p>
          </table:table-cell>
          <table:table-cell table:style-name="ce29" office:value-type="string">
            <text:p>Definición</text:p>
          </table:table-cell>
          <table:table-cell table:style-name="ce1" office:value-type="string">
            <text:p>Requerimiento de Análisis</text:p>
          </table:table-cell>
          <table:table-cell table:style-name="ce1" office:value-type="string">
            <text:p>Comentarios</text:p>
          </table:table-cell>
          <table:table-cell table:style-name="ce1" office:value-type="string">
            <text:p>Resolución</text:p>
          </table:table-cell>
          <table:table-cell table:style-name="ce1" office:value-type="string">
            <text:p>Involucrados</text:p>
          </table:table-cell>
          <table:table-cell table:number-columns-repeated="1012"/>
        </table:table-row>
        <table:table-row table:style-name="ro5">
          <table:table-cell table:style-name="ce1" office:value-type="string">
            <text:p>1. Juntas de aclaración</text:p>
          </table:table-cell>
          <table:table-cell/>
          <table:table-cell office:value-type="string">
            <text:p>1, 2, 3, 4</text:p>
          </table:table-cell>
          <table:table-cell office:value-type="float" office:value="1">
            <text:p>1</text:p>
          </table:table-cell>
          <table:table-cell office:value-type="string">
            <text:p>Catálogo de Conceptos</text:p>
          </table:table-cell>
          <table:table-cell office:value-type="string">
            <text:p>Pantalla</text:p>
          </table:table-cell>
          <table:table-cell/>
          <table:table-cell office:value-type="string">
            <text:p>5.2.</text:p>
          </table:table-cell>
          <table:table-cell table:style-name="ce32" office:value-type="string">
            <text:p>* Definir conceptos/Mapeo de conceptos contra PeopleSoft</text:p>
          </table:table-cell>
          <table:table-cell table:style-name="ce32" office:value-type="string">
            <text:p>* Catálogo de Conceptos en PeopleSoft (Consulta directa o sincronización a tabla local en ASN)</text:p>
            <text:p>* Catálogo de Conceptos en ASN</text:p>
            <text:p>* ABC de Conceptos en ASN</text:p>
          </table:table-cell>
          <table:table-cell table:style-name="ce34" office:value-type="string">
            <text:p>Configurable por Pantalla</text:p>
          </table:table-cell>
          <table:table-cell table:style-name="ce34"/>
          <table:table-cell table:number-columns-repeated="1012"/>
        </table:table-row>
        <table:table-row table:style-name="ro2">
          <table:table-cell table:style-name="ce1" office:value-type="string">
            <text:p>2. Diseño de pantallas</text:p>
          </table:table-cell>
          <table:table-cell/>
          <table:table-cell office:value-type="string">
            <text:p>1, 2, 3, 4</text:p>
          </table:table-cell>
          <table:table-cell table:style-name="ce26" office:value-type="float" office:value="1.1">
            <text:p>1.1</text:p>
          </table:table-cell>
          <table:table-cell table:style-name="ce26" office:value-type="string">
            <text:p>Mapeo de conceptos</text:p>
          </table:table-cell>
          <table:table-cell table:style-name="ce26" office:value-type="string">
            <text:p>Pantalla</text:p>
          </table:table-cell>
          <table:table-cell table:style-name="ce26"/>
          <table:table-cell table:style-name="ce30" office:value-type="string">
            <text:p>5.2.</text:p>
          </table:table-cell>
          <table:table-cell table:style-name="ce32" office:value-type="string">
            <text:p>* Definir conceptos/Mapeo de conceptos contra PeopleSoft</text:p>
          </table:table-cell>
          <table:table-cell table:style-name="ce32" office:value-type="string">
            <text:p>* ABC de Conceptos en ASN</text:p>
          </table:table-cell>
          <table:table-cell table:style-name="ce34" office:value-type="string">
            <text:p>Configurable por Pantalla</text:p>
          </table:table-cell>
          <table:table-cell table:style-name="ce34"/>
          <table:table-cell table:number-columns-repeated="1012"/>
        </table:table-row>
        <table:table-row table:style-name="ro3">
          <table:table-cell table:style-name="ce1" office:value-type="string">
            <text:p>3. Diseño de la BD y SPs requeridos</text:p>
          </table:table-cell>
          <table:table-cell/>
          <table:table-cell office:value-type="string">
            <text:p>1, 2, 3, 4</text:p>
          </table:table-cell>
          <table:table-cell office:value-type="float" office:value="2">
            <text:p>2</text:p>
          </table:table-cell>
          <table:table-cell table:style-name="ce28" office:value-type="string">
            <text:p>Config. Percepción/Deduc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1</text:p>
          </table:table-cell>
          <table:table-cell table:style-name="ce32" office:value-type="string">
            <text:p>* Definir estructura de Conceptos (BD), </text:p>
          </table:table-cell>
          <table:table-cell table:style-name="ce32" office:value-type="string">
            <text:p>* ABC de seguridad Concepto/Solicitante</text:p>
            <text:p>* ABC de seguridad Concepto/Autorizador</text:p>
            <text:p>* ABC de Cadena de Autorización</text:p>
          </table:table-cell>
          <table:table-cell table:style-name="ce34" office:value-type="string">
            <text:p>Seguridad Concepto/Perfil Solic.</text:p>
            <text:p>Seguridad Concepto/Perfil Autorizador.</text:p>
          </table:table-cell>
          <table:table-cell table:style-name="ce34"/>
          <table:table-cell table:number-columns-repeated="1012"/>
        </table:table-row>
        <table:table-row table:style-name="ro2">
          <table:table-cell table:style-name="ce1" office:value-type="string">
            <text:p>4. Desarrollo de ABCs</text:p>
          </table:table-cell>
          <table:table-cell/>
          <table:table-cell office:value-type="string">
            <text:p>1, 2, 3, 5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3</text:p>
          </table:table-cell>
          <table:table-cell table:style-name="ce32" office:value-type="string">
            <text:p>* Identificar estructura organizacional en CCMS</text:p>
          </table:table-cell>
          <table:table-cell table:style-name="ce32" office:value-type="string">
            <text:p>* Definir Estructura Organizacional en en CCMS (País, Ciudad, Site, Cliente, Programa, <text:span text:style-name="T2">Cluster</text:span><text:span text:style-name="T4">)</text:span></text:p>
          </table:table-cell>
          <table:table-cell table:style-name="ce34" table:number-columns-repeated="2"/>
          <table:table-cell table:number-columns-repeated="1012"/>
        </table:table-row>
        <table:table-row table:style-name="ro2">
          <table:table-cell table:style-name="ce1" office:value-type="string">
            <text:p>5. Desarrollo de Procesos</text:p>
          </table:table-cell>
          <table:table-cell/>
          <table:table-cell office:value-type="string">
            <text:p>1, 2, 3, 4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Pantalla</text:p>
          </table:table-cell>
          <table:table-cell/>
          <table:table-cell office:value-type="string">
            <text:p>5.3.4</text:p>
          </table:table-cell>
          <table:table-cell table:style-name="ce32" office:value-type="string">
            <text:p>* ABC de Flujos de autorización</text:p>
          </table:table-cell>
          <table:table-cell table:style-name="ce32" office:value-type="string">
            <text:p>* ¿Configuración de Montos/%/Unidades es otra dimensión?</text:p>
          </table:table-cell>
          <table:table-cell table:style-name="ce34" table:number-columns-repeated="2"/>
          <table:table-cell table:number-columns-repeated="1012"/>
        </table:table-row>
        <table:table-row table:style-name="ro5">
          <table:table-cell table:style-name="ce1" office:value-type="string">
            <text:p>6. Pruebas </text:p>
          </table:table-cell>
          <table:table-cell/>
          <table:table-cell office:value-type="string">
            <text:p>1, 2, 3, 4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3.5</text:p>
          </table:table-cell>
          <table:table-cell table:style-name="ce32" office:value-type="string">
            <text:p>* ABC Motivos de Solicitud</text:p>
          </table:table-cell>
          <table:table-cell table:style-name="ce32" office:value-type="string">
            <text:p>* Catálogo de Motivos en PeopleSoft (Consulta directa o sincronización a tabla local en ASN)</text:p>
            <text:p>* Catálogo de Motivos en ASN</text:p>
            <text:p>* ABC de Motivos en ASN</text:p>
          </table:table-cell>
          <table:table-cell table:style-name="ce34" office:value-type="string">
            <text:p>Catálogo local de Motivos</text:p>
          </table:table-cell>
          <table:table-cell table:style-name="ce34"/>
          <table:table-cell table:number-columns-repeated="1012"/>
        </table:table-row>
        <table:table-row table:style-name="ro4">
          <table:table-cell table:style-name="ce1" office:value-type="string">
            <text:p>7. Liberación</text:p>
          </table:table-cell>
          <table:table-cell/>
          <table:table-cell office:value-type="string">
            <text:p>1, 2, 3, 4</text:p>
          </table:table-cell>
          <table:table-cell table:style-name="ce26" office:value-type="float" office:value="5.1">
            <text:p>5.1</text:p>
          </table:table-cell>
          <table:table-cell table:style-name="ce26" office:value-type="string">
            <text:p>ABC y desactivación de conceptos de nómina por país</text:p>
          </table:table-cell>
          <table:table-cell table:style-name="ce26" office:value-type="string">
            <text:p>Pantalla</text:p>
          </table:table-cell>
          <table:table-cell table:style-name="ce26"/>
          <table:table-cell table:style-name="ce30" office:value-type="string">
            <text:p>5.3.6</text:p>
          </table:table-cell>
          <table:table-cell table:style-name="ce32" office:value-type="string">
            <text:p>* Proceso de activar/desactivar conceptos</text:p>
          </table:table-cell>
          <table:table-cell table:style-name="ce32" office:value-type="string">
            <text:p>* ABC de Conceptos en ASN</text:p>
          </table:table-cell>
          <table:table-cell table:style-name="ce34" table:number-columns-repeated="2"/>
          <table:table-cell table:number-columns-repeated="1012"/>
        </table:table-row>
        <table:table-row table:style-name="ro4">
          <table:table-cell table:style-name="ce1" office:value-type="string">
            <text:p>8. Soporte a garantias</text:p>
          </table:table-cell>
          <table:table-cell/>
          <table:table-cell office:value-type="string">
            <text:p>1, 2, 3, 4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string">
            <text:p>Pantalla</text:p>
          </table:table-cell>
          <table:table-cell/>
          <table:table-cell office:value-type="string">
            <text:p>5.4.</text:p>
          </table:table-cell>
          <table:table-cell table:style-name="ce32" office:value-type="string">
            <text:p>* Definición de Rol Coordinador por Site</text:p>
          </table:table-cell>
          <table:table-cell table:style-name="ce32" office:value-type="string">
            <text:p>* ABC Seguridad Roles</text:p>
          </table:table-cell>
          <table:table-cell table:style-name="ce34" office:value-type="string">
            <text:p>Rol Payroll Manager/Payroll Coordinator/</text:p>
          </table:table-cell>
          <table:table-cell table:style-name="ce34"/>
          <table:table-cell table:number-columns-repeated="1012"/>
        </table:table-row>
        <table:table-row table:style-name="ro3">
          <table:table-cell table:style-name="ce1" office:value-type="string">
            <text:p>9. Documentación y entrega</text:p>
          </table:table-cell>
          <table:table-cell/>
          <table:table-cell office:value-type="string">
            <text:p>1, 2, 3, 5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1</text:p>
          </table:table-cell>
          <table:table-cell table:style-name="ce32" office:value-type="string">
            <text:p>* Autorización de Formato de Solicitud</text:p>
          </table:table-cell>
          <table:table-cell table:style-name="ce32" office:value-type="string">
            <text:p>* ABC de Solicitudes</text:p>
            <text:p>* Revisar dimensión de captura (Horas/Días) (No aplica)</text:p>
          </table:table-cell>
          <table:table-cell table:style-name="ce34" table:number-columns-repeated="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string">
            <text:p>Pantalla</text:p>
          </table:table-cell>
          <table:table-cell/>
          <table:table-cell office:value-type="string">
            <text:p>5.5.1-Anexos</text:p>
          </table:table-cell>
          <table:table-cell table:style-name="ce32" office:value-type="string">
            <text:p>* Definir repositorios, estructura de documentación de solicitudes.</text:p>
          </table:table-cell>
          <table:table-cell table:style-name="ce32" office:value-type="string">
            <text:p>* Se requiere definición de carga de documentos a Solicitud.</text:p>
          </table:table-cell>
          <table:table-cell table:style-name="ce34" office:value-type="string">
            <text:p>Definir ubicación de doctos.</text:p>
            <text:p>PDFs (Pendiente análisis de correos)</text:p>
          </table:table-cell>
          <table:table-cell table:style-name="ce34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2</text:p>
          </table:table-cell>
          <table:table-cell table:style-name="ce32" office:value-type="string">
            <text:p>* Revisar proceso manual de carga para replicar la carga masiva de solicitudes.</text:p>
          </table:table-cell>
          <table:table-cell table:style-name="ce32" office:value-type="string">
            <text:p>* Se requiere identificar la interfase actual de archivos de Excel con PeopleSoft para identificar reuso de interfase (y Responsable)</text:p>
          </table:table-cell>
          <table:table-cell table:style-name="ce34" office:value-type="string">
            <text:p>Calcular Jefe Inmediato</text:p>
            <text:p>Identificar Reuso de Interfase (Revisar Sistemas)</text:p>
          </table:table-cell>
          <table:table-cell table:style-name="ce34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3</text:p>
          </table:table-cell>
          <table:table-cell table:style-name="ce32" office:value-type="string">
            <text:p>* Confirmar el análisis del Flujo de Autorización según documento "Estatus Solicitudes de Nómina.pptx"</text:p>
          </table:table-cell>
          <table:table-cell table:style-name="ce32" office:value-type="string">
            <text:p>* Revisar las transiciones a estatus CA (Cancelado)</text:p>
            <text:p>* Definir Log de transacciones para Reporte de Auditoría</text:p>
            <text:p>* Revisar comentario inicial</text:p>
          </table:table-cell>
          <table:table-cell table:style-name="ce34" office:value-type="string">
            <text:p>Catálogo de Temporizador por Conceptos</text:p>
            <text:p>Estatus adicional (Cierre Automatico/Cierre por Nómina)</text:p>
          </table:table-cell>
          <table:table-cell table:style-name="ce34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4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string">
            <text:p>Pantalla</text:p>
          </table:table-cell>
          <table:table-cell/>
          <table:table-cell office:value-type="string">
            <text:p>5.5.3</text:p>
          </table:table-cell>
          <table:table-cell table:style-name="ce32" office:value-type="string">
            <text:p>* ABC de Nóminas ()</text:p>
          </table:table-cell>
          <table:table-cell table:style-name="ce32" office:value-type="string">
            <text:p>* ¿Las solicitudes pueden ser para los diversos tipos de Nómina?</text:p>
            <text:p>* ABC de Nóminas</text:p>
          </table:table-cell>
          <table:table-cell table:style-name="ce34" office:value-type="string">
            <text:p>Revisar alcance/Tipos de Nómina</text:p>
          </table:table-cell>
          <table:table-cell table:style-name="ce34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4</text:p>
          </table:table-cell>
          <table:table-cell table:style-name="ce32" office:value-type="string">
            <text:p>* Pantalla de Estatus de Solicitud/Edición por Solicitante/Autorizador</text:p>
          </table:table-cell>
          <table:table-cell table:style-name="ce32" office:value-type="string">
            <text:p>* Pantalla de Mtto de Solicitudes Capturadas/Por Autorizar/Para Perfil</text:p>
          </table:table-cell>
          <table:table-cell table:style-name="ce34" office:value-type="string">
            <text:p>Resumen de Autorización</text:p>
          </table:table-cell>
          <table:table-cell table:style-name="ce34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4</text:p>
          </table:table-cell>
          <table:table-cell table:style-name="ce27" office:value-type="float" office:value="13">
            <text:p>13</text:p>
          </table:table-cell>
          <table:table-cell table:style-name="ce27" office:value-type="string">
            <text:p>ABC de períodos</text:p>
          </table:table-cell>
          <table:table-cell table:style-name="ce27" office:value-type="string">
            <text:p>Pantalla</text:p>
          </table:table-cell>
          <table:table-cell table:style-name="ce27"/>
          <table:table-cell table:style-name="ce31" office:value-type="string">
            <text:p>5.5.5.</text:p>
          </table:table-cell>
          <table:table-cell table:style-name="ce33" office:value-type="string">
            <text:p>Ya mencionado en proceso 11</text:p>
          </table:table-cell>
          <table:table-cell table:style-name="ce33"/>
          <table:table-cell table:style-name="ce34" table:number-columns-repeated="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string">
            <text:p>Proceso</text:p>
          </table:table-cell>
          <table:table-cell/>
          <table:table-cell office:value-type="string">
            <text:p>5.5.6</text:p>
          </table:table-cell>
          <table:table-cell table:style-name="ce32" office:value-type="string">
            <text:p>* Definir proceso para envio de notificaciones</text:p>
          </table:table-cell>
          <table:table-cell table:style-name="ce32" office:value-type="string">
            <text:p>* Este proceso es independiente del sistema debido a que no debe intervenir persona alguna para realizar notificaciones.</text:p>
          </table:table-cell>
          <table:table-cell table:style-name="ce34" office:value-type="string">
            <text:p>Configuración de periodo de envio de notificaciones</text:p>
            <text:p>Opcion de envio de notificación</text:p>
          </table:table-cell>
          <table:table-cell table:style-name="ce34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string">
            <text:p>Pantalla</text:p>
          </table:table-cell>
          <table:table-cell/>
          <table:table-cell office:value-type="string">
            <text:p>5.5.7</text:p>
          </table:table-cell>
          <table:table-cell table:style-name="ce32" office:value-type="string">
            <text:p>* Definición de Layout de información en EXCEL</text:p>
          </table:table-cell>
          <table:table-cell table:style-name="ce32" office:value-type="string">
            <text:p>* Formulario de Consulta con filtros</text:p>
            <text:p>* Definición de información requerida (tentativamente la infirmación de la Solicitud Capturada)</text:p>
          </table:table-cell>
          <table:table-cell table:style-name="ce34" office:value-type="string">
            <text:p>Conseguir Layout de PeopleSoft/Enrique</text:p>
            <text:p>Layout de Data Analysis/Ana León</text:p>
          </table:table-cell>
          <table:table-cell table:style-name="ce34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string">
            <text:p>Pantalla</text:p>
          </table:table-cell>
          <table:table-cell/>
          <table:table-cell office:value-type="string">
            <text:p>5.6.</text:p>
          </table:table-cell>
          <table:table-cell table:style-name="ce32" office:value-type="string">
            <text:p>* Definición de formulario de Vista/Consulta</text:p>
          </table:table-cell>
          <table:table-cell table:style-name="ce32" office:value-type="string">
            <text:p>* Definición de Estructura Organizacional por Rol de Consulta (5.6.3)</text:p>
          </table:table-cell>
          <table:table-cell table:style-name="ce34" office:value-type="string">
            <text:p>Por Perfil</text:p>
          </table:table-cell>
          <table:table-cell table:style-name="ce34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Proceso</text:p>
          </table:table-cell>
          <table:table-cell/>
          <table:table-cell office:value-type="string">
            <text:p>5.7.</text:p>
          </table:table-cell>
          <table:table-cell table:style-name="ce32" office:value-type="string">
            <text:p>* Definición de estructura organizacional disponible en CCMS, alcance y sincronización.</text:p>
          </table:table-cell>
          <table:table-cell table:style-name="ce32" office:value-type="string">
            <text:p>* Falta por definir la forma en que se implementará el nuevo Nivel Cluster</text:p>
          </table:table-cell>
          <table:table-cell table:style-name="ce34" office:value-type="string">
            <text:p>Considerar Nivel Cluster (Checar CCMS)</text:p>
          </table:table-cell>
          <table:table-cell table:style-name="ce34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string">
            <text:p>Pantalla</text:p>
          </table:table-cell>
          <table:table-cell/>
          <table:table-cell office:value-type="string">
            <text:p>5.8.1</text:p>
          </table:table-cell>
          <table:table-cell table:style-name="ce32" office:value-type="string">
            <text:p>* Definición de Reporte General y filtros</text:p>
          </table:table-cell>
          <table:table-cell table:style-name="ce32" office:value-type="string">
            <text:p>* ¿Los reportes son a nivel Nómina Cerrada?</text:p>
          </table:table-cell>
          <table:table-cell table:style-name="ce34" office:value-type="string">
            <text:p>Por Perfil</text:p>
          </table:table-cell>
          <table:table-cell table:style-name="ce34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string">
            <text:p>Pantalla</text:p>
          </table:table-cell>
          <table:table-cell/>
          <table:table-cell office:value-type="string">
            <text:p>5.8.2</text:p>
          </table:table-cell>
          <table:table-cell table:style-name="ce32" office:value-type="string">
            <text:p>* Definición de Reporte de Auditoría y filtros</text:p>
          </table:table-cell>
          <table:table-cell table:style-name="ce32" office:value-type="string">
            <text:p>* ¿Los reportes son a nivel Nómina Cerrada?</text:p>
          </table:table-cell>
          <table:table-cell table:style-name="ce34" office:value-type="string">
            <text:p>Por Perfil</text:p>
          </table:table-cell>
          <table:table-cell table:style-name="ce34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string">
            <text:p>Proceso</text:p>
          </table:table-cell>
          <table:table-cell/>
          <table:table-cell office:value-type="string">
            <text:p>Otros (sin definición específica)</text:p>
          </table:table-cell>
          <table:table-cell table:style-name="ce32" office:value-type="string">
            <text:p>* Definición de proceso de cierre, alcance, responsable…</text:p>
          </table:table-cell>
          <table:table-cell table:style-name="ce32" office:value-type="string">
            <text:p>* Se requiere definir proceso de Cierre de Solicitudes No Autorizadas.</text:p>
          </table:table-cell>
          <table:table-cell table:style-name="ce34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entarios de Emilio" table:style-name="ta3" table:print="false"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number-columns-repeated="2" table:default-cell-style-name="ce21"/>
        <table:table-column table:style-name="co20" table:default-cell-style-name="ce14"/>
        <table:table-column table:style-name="co3" table:number-columns-repeated="1018" table:default-cell-style-name="ce14"/>
        <table:table-row table:style-name="ro4">
          <table:table-cell table:style-name="ce13" office:value-type="string">
            <text:p>Módulo</text:p>
          </table:table-cell>
          <table:table-cell table:style-name="ce13" office:value-type="string">
            <text:p>Proceso</text:p>
          </table:table-cell>
          <table:table-cell table:style-name="ce13" office:value-type="string">
            <text:p>Proceso en Análisis Funcional</text:p>
          </table:table-cell>
          <table:table-cell table:style-name="ce19" office:value-type="string">
            <text:p>Requerimiento de Análisis</text:p>
          </table:table-cell>
          <table:table-cell table:style-name="ce19" office:value-type="string">
            <text:p>Resolución</text:p>
          </table:table-cell>
          <table:table-cell table:style-name="ce13" office:value-type="string">
            <text:p>Involucrados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1. Administración</text:p>
          </table:table-cell>
          <table:table-cell office:value-type="string">
            <text:p>1. <text:span text:style-name="T3">Catálogos administración por el usuario (administrador power user)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 de esquema de seguridad en CCMS</text:p>
          </table:table-cell>
          <table:table-cell table:style-name="ce20" office:value-type="string">
            <text:p>* Los esquemas de seguridad involucran Roles, Estructuras Organizacionales, Cadenas de Autorización, Permis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2. <text:span text:style-name="T3">Módulo de configuración de workflows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¿Este es un proceso o tambien será una pantalla?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3. <text:span text:style-name="T3">Módulo de configuración de grupos calendario</text:span></text:p>
          </table:table-cell>
          <table:table-cell table:style-name="ce15" office:value-type="string">
            <text:p>5.5.5</text:p>
          </table:table-cell>
          <table:table-cell table:style-name="ce20" office:value-type="string">
            <text:p>Pendiente revisar las definiciones de cierres mensuales y anuale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4. <text:span text:style-name="T3">Carga de archivos bajo un layout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Se requiere definición de layout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1. <text:span text:style-name="T3">Aplicación responsiva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r cuales pantallas se consultarán desde smartphone.</text:p>
            <text:p>Aplicar Bootstrap a estas pantallas.</text:p>
          </table:table-cell>
          <table:table-cell table:style-name="ce20" office:value-type="string">
            <text:p>* Definir solicitud. Incluya seguridad. Pantalla de Autorizadores.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2. <text:span text:style-name="T3">Pensada para funcionar en Tablet y smartphone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* Definir solicitud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3. <text:span text:style-name="T3">Workflows de aprobación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Confirmar si se requiere un formato de configuración o si se realizará una configuración inicial.</text:p>
          </table:table-cell>
          <table:table-cell table:style-name="ce20" office:value-type="string">
            <text:p>* Escenari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4. <text:span text:style-name="T3">Módulo Administración / Configuración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Pendiente esquema de seguridad en CCMS/AD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5. <text:span text:style-name="T3">Audit trail de cambi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Reporte de Auditoría?</text:p>
          </table:table-cell>
          <table:table-cell table:style-name="ce15" office:value-type="string">
            <text:p>Nómina, Sistemas</text:p>
          </table:table-cell>
          <table:table-cell office:value-type="string">
            <text:p>Estatus (Fechas)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6. <text:span text:style-name="T3">Importación de archivos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Todas las cargas serán de solicitudes con estatus "En Borrador" 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5">
          <table:table-cell table:style-name="ce16" office:value-type="string">
            <text:p>2. Usabilidad</text:p>
          </table:table-cell>
          <table:table-cell office:value-type="string">
            <text:p>7. <text:span text:style-name="T3">Generación de archivos para Ps y para Data Analysis</text:span></text:p>
          </table:table-cell>
          <table:table-cell table:style-name="ce15" office:value-type="string">
            <text:p>5.5.8 y otro</text:p>
          </table:table-cell>
          <table:table-cell table:style-name="ce20" office:value-type="string">
            <text:p>Se requiere acceso a PS de consulta sobre los empleados activos.</text:p>
            <text:p>Esto con a finalidad de generar un archivo adicional de empleados inactivos (5.5.8.2)</text:p>
            <text:p>Se requiere definir los archivos para Data Analysis</text:p>
          </table:table-cell>
          <table:table-cell table:style-name="ce20" office:value-type="string">
            <text:p>Importante definir las interfases con PeopleSoft para la generación de estos archivos.</text:p>
          </table:table-cell>
          <table:table-cell table:style-name="ce15" office:value-type="string">
            <text:p>Nómina, Sistemas, PeopleSoft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1. <text:span text:style-name="T3">Percep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Percep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2. <text:span text:style-name="T3">Deduc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Deduc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3. <text:span text:style-name="T3">Con capacidad de identificar si es por monto / unidad / %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tipo de percepción/deducción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4. <text:span text:style-name="T3">Mapeo de conceptos por: País, Ciudad, Site, Programa, cliente, Cluster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Pendiente esquema de seguridad en CCM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3. Configuración de conceptos</text:p>
          </table:table-cell>
          <table:table-cell office:value-type="string">
            <text:p>5. <text:span text:style-name="T3">Mapeo de conceptos en herramienta de nómina manual vs mapeo de </text:span><text:span text:style-name="T3">conceptos PS (N -&gt; 1)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En la junta se indicó que se requerirá un mapeo de conceptos contra los de PeopleSoft para la generación de archivos de carga. Definir exactamente este proceso adicional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6. <text:span text:style-name="T3">Acceso / Permiso de conceptos de acuerdo al perfil de usuario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Roles de usuario</text:p>
          </table:table-cell>
          <table:table-cell table:style-name="ce20" office:value-type="string">
            <text:p>¿Qué definición de perfil se tiene?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1.<text:span text:style-name="T3">Manejo de perfiles de usuario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2.<text:span text:style-name="T3">Los conceptos están ligados a un perfil o perfiles</text:span></text:p>
          </table:table-cell>
          <table:table-cell table:style-name="ce15" office:value-type="string">
            <text:p>5.1, 5.2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3.<text:span text:style-name="T3">Trazabilidad (Auditabilidad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4.<text:span text:style-name="T3">Acceso desde cualquier lugar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5.<text:span text:style-name="T3">Login con el usuario CCMS / ADS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1.<text:span text:style-name="T3">Por concepto de acuerdo al mapeo de concept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2.<text:span text:style-name="T3">“N” niveles de aprobación</text:span></text:p>
          </table:table-cell>
          <table:table-cell table:style-name="ce15" office:value-type="string">
            <text:p>5.3.4</text:p>
          </table:table-cell>
          <table:table-cell table:style-name="ce20" office:value-type="string">
            <text:p>Se requiere definición. ¿Flujos va a ser por cadena de autorización o por niveles organizacionales?</text:p>
          </table:table-cell>
          <table:table-cell table:style-name="ce20" office:value-type="string">
            <text:p>Revisar escenarios donde la cadena de autorización cambia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3.<text:span text:style-name="T3">Configuración de aprobaciones en tiempo re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aprobaciones automáticas?</text:p>
          </table:table-cell>
          <table:table-cell table:style-name="ce15" office:value-type="string">
            <text:p>Nomina, Sistemas</text:p>
          </table:table-cell>
          <table:table-cell office:value-type="string">
            <text:p>Revisar con Emilio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4.<text:span text:style-name="T3">Monitor de workflows</text:span></text:p>
          </table:table-cell>
          <table:table-cell table:style-name="ce15" office:value-type="string">
            <text:p>5.5.3-Visibilidad, Otros</text:p>
          </table:table-cell>
          <table:table-cell table:style-name="ce20" office:value-type="string">
            <text:p>Se requiere definición. Consulta de solicitud (cumple con Visibilidad?)</text:p>
          </table:table-cell>
          <table:table-cell table:style-name="ce20"/>
          <table:table-cell table:style-name="ce15" office:value-type="string">
            <text:p>Nomina, Sistemas</text:p>
          </table:table-cell>
          <table:table-cell office:value-type="string">
            <text:p>Estatus de Solicitud</text:p>
          </table:table-cell>
          <table:table-cell table:number-columns-repeated="1017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5.<text:span text:style-name="T3">Aprobaciones automáticas por tiempo (Temporizador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Definición de momento en que se aprueba automáticamente la solicitud.</text:p>
          </table:table-cell>
          <table:table-cell table:style-name="ce20" office:value-type="string">
            <text:p>Definición de Temporizador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1.<text:span text:style-name="T3">Historial general / individual (específico por ccmsid)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2.<text:span text:style-name="T3">Información de periodo general /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3.<text:span text:style-name="T3">De acuerdo a la estructura de concepto e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4.<text:span text:style-name="T3">Capacidad de seleccionar / ordenar por concepto por grupo de </text:span><text:span text:style-name="T3">concepto / por mapeo de país / site/ ..</text:span></text:p>
          </table:table-cell>
          <table:table-cell table:style-name="ce15" office:value-type="string">
            <text:p>5.8.2</text:p>
          </table:table-cell>
          <table:table-cell table:style-name="ce20" office:value-type="string">
            <text:p>Se requiere definición. ¿Reporte de auditoría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5.<text:span text:style-name="T3">Reportes para data Analysi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1.<text:span text:style-name="T3">Manejo de periodos: catorcena / quincena</text:span></text:p>
          </table:table-cell>
          <table:table-cell table:style-name="ce15" office:value-type="string">
            <text:p>5.5.8</text:p>
          </table:table-cell>
          <table:table-cell table:style-name="ce20" office:value-type="string">
            <text:p>Generación de archivos de carga a PeopleSoft. Pendiente revisión de acceso a empleados marcados inactivos en PeopleSoft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, PeopleSoft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2.<text:span text:style-name="T3">Tipo de nómina: Ordinaria, Extemporánea, Especial, Finiquitos Fondo </text:span><text:span text:style-name="T3">de Ahorro, Aguinaldo, etc.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<text:span text:style-name="T3">Los periodos se cierran: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1.<text:span text:style-name="T3">Cierre mensual ( dentro de la configuración de periodo indicar mes al </text:span><text:span text:style-name="T3">que corresponde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2.<text:span text:style-name="T3">Cierre anu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5" table:number-columns-repeated="2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1.<text:span text:style-name="T3">Por periodo – tipo de nómina – empresa – grupo calendario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2.<text:span text:style-name="T3">Consulta de la exportación 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3.<text:span text:style-name="T3">Generación de reportes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4.<text:span text:style-name="T3">Control de generación de archivos ( historial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ción de Historial de archivos</text:p>
          </table:table-cell>
          <table:table-cell table:style-name="ce20" office:value-type="string">
            <text:p>Log de extracciones de información.</text:p>
          </table:table-cell>
          <table:table-cell table:style-name="ce15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de Datos" table:style-name="ta4" table:print="false"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1021" table:default-cell-style-name="Excel_20_Built-in_20_Normal"/>
        <table:table-row table:style-name="ro1">
          <table:table-cell table:style-name="ce22" office:value-type="string">
            <text:p>Artefactos</text:p>
          </table:table-cell>
          <table:table-cell table:number-columns-repeated="2" table:style-name="ce22" office:value-type="string">
            <text:p>Definición</text:p>
          </table:table-cell>
          <table:table-cell table:style-name="ce22"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ASN: Base de datos operativa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CCMS: Base de datos de seguridad y esquemas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PeopleSoft: BD externa.</text:p>
          </table:table-cell>
          <table:table-cell office:value-type="string">
            <text:p>Completa</text:p>
          </table:table-cell>
          <table:table-cell table:number-columns-repeated="1021"/>
        </table:table-row>
        <table:table-row table:style-name="ro1">
          <table:table-cell office:value-type="string">
            <text:p>ABC Seguridad: Role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Seguridad: Permiso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Flujo de estatus</text:p>
          </table:table-cell>
          <table:table-cell office:value-type="string">
            <text:p>Tablas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Solicitudes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/Mapeo de Conceptos</text:p>
          </table:table-cell>
          <table:table-cell office:value-type="string">
            <text:p>Tabla en ASN/Tabla en PeopleSoft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 Motivos de Solicitud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Estructura Organizacional</text:p>
          </table:table-cell>
          <table:table-cell office:value-type="string">
            <text:p>Tablas en 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ón de Procesos" table:style-name="ta5" table:print="false">
        <office:forms form:automatic-focus="false" form:apply-design-mode="false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4" table:default-cell-style-name="ce24"/>
        <table:table-column table:style-name="co29" table:default-cell-style-name="ce24"/>
        <table:table-column table:style-name="co30" table:default-cell-style-name="ce24"/>
        <table:table-column table:style-name="co24" table:default-cell-style-name="ce24"/>
        <table:table-column table:style-name="co31" table:default-cell-style-name="ce24"/>
        <table:table-column table:style-name="co24" table:number-columns-repeated="1015" table:default-cell-style-name="ce24"/>
        <table:table-row table:style-name="ro1">
          <table:table-cell table:style-name="ce23" office:value-type="string">
            <text:p><text:s text:c="4"/>Id</text:p>
          </table:table-cell>
          <table:table-cell table:style-name="ce23"/>
          <table:table-cell table:style-name="ce23" office:value-type="string">
            <text:p>Artefacto</text:p>
          </table:table-cell>
          <table:table-cell table:style-name="ce23" office:value-type="string">
            <text:p>Estimación de días</text:p>
          </table:table-cell>
          <table:table-cell table:style-name="ce23"/>
          <table:table-cell table:style-name="ce23" office:value-type="string">
            <text:p>Implementación</text:p>
          </table:table-cell>
          <table:table-cell table:style-name="ce23" table:number-columns-repeated="1018"/>
        </table:table-row>
        <table:table-row table:style-name="ro1">
          <table:table-cell office:value-type="string">
            <text:p>N/A 1</text:p>
          </table:table-cell>
          <table:table-cell/>
          <table:table-cell office:value-type="string">
            <text:p>Catálogo de Concepto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talogo</text:p>
          </table:table-cell>
          <table:table-cell office:value-type="string">
            <text:p>Concept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.1">
            <text:p>1.1</text:p>
          </table:table-cell>
          <table:table-cell office:value-type="string">
            <text:p>Mapeo de concept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apeoConcept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Config. Percepción/Deduc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ConceptosXPai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table:number-columns-repeated="1018"/>
        </table:table-row>
        <table:table-row table:style-name="ro1">
          <table:table-cell office:value-type="string">
            <text:p>N/A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otiv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5.1">
            <text:p>5.1</text:p>
          </table:table-cell>
          <table:table-cell office:value-type="string">
            <text:p>ABC y desactivación de conceptos de nómina por paí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guridad</text:p>
          </table:table-cell>
          <table:table-cell office:value-type="string">
            <text:p>CoordinadoresNomin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Captur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CargaDocumento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icitud</text:p>
          </table:table-cell>
          <table:table-cell office:value-type="string">
            <text:p>CargaMasiv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mina</text:p>
          </table:table-cell>
          <table:table-cell office:value-type="string">
            <text:p>Period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Administracion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13">
            <text:p>13</text:p>
          </table:table-cell>
          <table:table-cell office:value-type="string">
            <text:p>ABC de período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Notificacione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ceso</text:p>
          </table:table-cell>
          <table:table-cell office:value-type="string">
            <text:p>GeneracionEXCE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Genera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Auditori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 office:value-type="string">
            <text:p>CierreMovimient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>
            <text:p>Total</text:p>
          </table:table-cell>
          <table:table-cell table:formula="of:=SUM([.D2:.D23])" office:value-type="float" office:value="28">
            <text:p>2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" table:style-name="ta9" table:print="false">
        <office:forms form:automatic-focus="false" form:apply-design-mode="false"/>
        <table:table-column table:style-name="co32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5" table:number-columns-repeated="3" table:default-cell-style-name="ce46"/>
        <table:table-column table:style-name="co45" table:number-columns-repeated="4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3" table:default-cell-style-name="ce46"/>
        <table:table-column table:style-name="co45" table:number-columns-repeated="4" table:default-cell-style-name="Excel_20_Built-in_20_Normal"/>
        <table:table-column table:style-name="co45" table:number-columns-repeated="2" table:default-cell-style-name="ce46"/>
        <table:table-column table:style-name="co45" table:default-cell-style-name="ce35"/>
        <table:table-column table:style-name="co45" table:number-columns-repeated="4" table:default-cell-style-name="Excel_20_Built-in_20_Normal"/>
        <table:table-column table:style-name="co45" table:number-columns-repeated="2" table:default-cell-style-name="ce46"/>
        <table:table-column table:style-name="co45" table:default-cell-style-name="ce35"/>
        <table:table-column table:style-name="co45" table:number-columns-repeated="4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2" table:default-cell-style-name="ce46"/>
        <table:table-column table:style-name="co45" table:default-cell-style-name="Excel_20_Built-in_20_Normal"/>
        <table:table-column table:style-name="co46" table:number-columns-repeated="948" table:default-cell-style-name="Excel_20_Built-in_20_Normal"/>
        <table:table-row table:style-name="ro1">
          <table:table-cell table:style-name="ce35" table:number-columns-repeated="5"/>
          <table:table-cell/>
          <table:table-cell table:style-name="ce35" table:number-columns-repeated="46"/>
          <table:table-cell table:number-columns-repeated="3"/>
          <table:table-cell table:style-name="ce35" table:number-columns-repeated="4"/>
          <table:table-cell/>
          <table:table-cell table:style-name="ce35"/>
          <table:table-cell/>
          <table:table-cell table:style-name="ce35" table:number-columns-repeated="11"/>
          <table:table-cell table:number-columns-repeated="2"/>
          <table:table-cell table:style-name="ce35" table:number-columns-repeated="949"/>
        </table:table-row>
        <table:table-row table:style-name="ro1">
          <table:table-cell table:style-name="ce36" office:value-type="string">
            <text:p>Actividades</text:p>
          </table:table-cell>
          <table:table-cell table:style-name="ce36"/>
          <table:table-cell table:style-name="ce37" office:value-type="string" table:number-columns-spanned="28" table:number-rows-spanned="1">
            <text:p>Febrero</text:p>
          </table:table-cell>
          <table:covered-table-cell table:number-columns-repeated="27" table:style-name="ce37"/>
          <table:table-cell table:style-name="ce37" office:value-type="string" table:number-columns-spanned="31" table:number-rows-spanned="1">
            <text:p>Marzo</text:p>
          </table:table-cell>
          <table:covered-table-cell table:number-columns-repeated="30" table:style-name="ce37"/>
          <table:table-cell table:style-name="ce37" office:value-type="string" table:number-columns-spanned="15" table:number-rows-spanned="1">
            <text:p>Abril</text:p>
          </table:table-cell>
          <table:covered-table-cell table:number-columns-repeated="14" table:style-name="ce37"/>
          <table:table-cell table:number-columns-repeated="948"/>
        </table:table-row>
        <table:table-row table:style-name="ro1">
          <table:table-cell table:style-name="ce36"/>
          <table:table-cell table:style-name="ce40" office:value-type="string" table:number-columns-spanned="2" table:number-rows-spanned="1">
            <text:p>Semana 1</text:p>
          </table:table-cell>
          <table:covered-table-cell table:style-name="ce43"/>
          <table:table-cell table:style-name="ce40"/>
          <table:table-cell table:style-name="ce37" table:number-columns-repeated="2"/>
          <table:table-cell table:style-name="ce37" office:value-type="string" table:number-columns-spanned="4" table:number-rows-spanned="1">
            <text:p>Semana 1</text:p>
          </table:table-cell>
          <table:covered-table-cell table:number-columns-repeated="2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2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3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4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5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6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3"/>
          <table:table-cell table:style-name="ce37" office:value-type="string" table:number-columns-spanned="4" table:number-rows-spanned="1">
            <text:p>Semana 7</text:p>
          </table:table-cell>
          <table:covered-table-cell table:number-columns-repeated="2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8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9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10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3"/>
          <table:table-cell table:number-columns-repeated="948"/>
        </table:table-row>
        <table:table-row table:style-name="ro1">
          <table:table-cell table:style-name="ce37"/>
          <table:table-cell table:style-name="ce37" office:value-type="float" office:value="31">
            <text:p>31</text:p>
          </table:table-cell>
          <table:table-cell table:style-name="ce37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8">
            <text:p>8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19">
            <text:p>19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1">
            <text:p>21</text:p>
          </table:table-cell>
          <table:table-cell table:style-name="ce37" office:value-type="float" office:value="22">
            <text:p>22</text:p>
          </table:table-cell>
          <table:table-cell table:style-name="ce4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37" office:value-type="float" office:value="25">
            <text:p>25</text:p>
          </table:table-cell>
          <table:table-cell table:style-name="ce37" office:value-type="float" office:value="26">
            <text:p>26</text:p>
          </table:table-cell>
          <table:table-cell table:style-name="ce37" office:value-type="float" office:value="27">
            <text:p>27</text:p>
          </table:table-cell>
          <table:table-cell table:style-name="ce37" office:value-type="float" office:value="28">
            <text:p>28</text:p>
          </table:table-cell>
          <table:table-cell table:style-name="ce37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8">
            <text:p>8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18">
            <text:p>18</text:p>
          </table:table-cell>
          <table:table-cell table:style-name="ce37" office:value-type="float" office:value="19">
            <text:p>19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1">
            <text:p>21</text:p>
          </table:table-cell>
          <table:table-cell table:style-name="ce37" office:value-type="float" office:value="22">
            <text:p>22</text:p>
          </table:table-cell>
          <table:table-cell table:style-name="ce4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40" office:value-type="float" office:value="25">
            <text:p>25</text:p>
          </table:table-cell>
          <table:table-cell table:style-name="ce37" office:value-type="float" office:value="26">
            <text:p>26</text:p>
          </table:table-cell>
          <table:table-cell table:style-name="ce37" office:value-type="float" office:value="27">
            <text:p>27</text:p>
          </table:table-cell>
          <table:table-cell table:style-name="ce37" office:value-type="float" office:value="28">
            <text:p>28</text:p>
          </table:table-cell>
          <table:table-cell table:style-name="ce37" office:value-type="float" office:value="29">
            <text:p>29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31">
            <text:p>31</text:p>
          </table:table-cell>
          <table:table-cell table:style-name="ce40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2">
            <text:p>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ce58" table:number-columns-repeated="948"/>
        </table:table-row>
        <table:table-row table:style-name="ro1">
          <table:table-cell table:style-name="ce37"/>
          <table:table-cell table:style-name="ce37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59" office:value-type="string">
            <text:p>M</text:p>
          </table:table-cell>
          <table:table-cell table:style-name="ce59" office:value-type="string">
            <text:p>Mi</text:p>
          </table:table-cell>
          <table:table-cell table:style-name="ce59" office:value-type="string">
            <text:p>J</text:p>
          </table:table-cell>
          <table:table-cell table:style-name="ce58" table:number-columns-repeated="945"/>
        </table:table-row>
        <table:table-row table:style-name="ro1">
          <table:table-cell table:style-name="ce38" office:value-type="string">
            <text:p>1. Aclaracione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2"/>
          <table:table-cell table:style-name="ce48" table:number-columns-repeated="2"/>
          <table:table-cell table:style-name="ce45" table:number-columns-repeated="2"/>
          <table:table-cell table:style-name="ce48"/>
          <table:table-cell table:style-name="ce36" table:number-columns-repeated="2"/>
          <table:table-cell table:style-name="ce41" table:number-columns-repeated="2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2. Diseño de pantalla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/>
          <table:table-cell table:style-name="ce48" table:number-columns-repeated="2"/>
          <table:table-cell table:style-name="ce41" table:number-columns-repeated="2"/>
          <table:table-cell table:style-name="ce45" table:number-columns-repeated="2"/>
          <table:table-cell table:style-name="ce51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3. Diseño de la BD y SPs requerido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3"/>
          <table:table-cell table:style-name="ce48" table:number-columns-repeated="2"/>
          <table:table-cell table:style-name="ce45"/>
          <table:table-cell table:style-name="ce50"/>
          <table:table-cell table:style-name="ce48"/>
          <table:table-cell table:style-name="ce53"/>
          <table:table-cell table:style-name="ce51" table:number-columns-repeated="3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4. Desarrollo de ABC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52"/>
          <table:table-cell table:style-name="ce48" table:number-columns-repeated="4"/>
          <table:table-cell table:style-name="ce55"/>
          <table:table-cell table:style-name="ce45"/>
          <table:table-cell table:style-name="ce48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5. Desarrollo de Proceso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style-name="ce54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8" table:number-columns-repeated="5"/>
          <table:table-cell table:style-name="ce45" table:number-columns-repeated="2"/>
          <table:table-cell table:style-name="ce56" table:number-columns-repeated="5"/>
          <table:table-cell table:style-name="ce45" table:number-columns-repeated="3"/>
          <table:table-cell table:style-name="ce48" table:number-columns-repeated="4"/>
          <table:table-cell table:style-name="ce45" table:number-columns-repeated="2"/>
          <table:table-cell table:style-name="ce57"/>
          <table:table-cell table:style-name="ce48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6. Pruebas 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8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7. Liberación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8"/>
          <table:table-cell table:style-name="ce41" table:number-columns-repeated="4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8. Soporte a garantia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office:value-type="string">
            <text:p>|</text:p>
          </table:table-cell>
          <table:table-cell table:style-name="ce41" table:number-columns-repeated="3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9. Documentación y entrega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Semana en curso</text:p>
          </table:table-cell>
          <table:table-cell table:style-name="ce42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" table:style-name="ta10" table:print="false">
        <office:forms form:automatic-focus="false" form:apply-design-mode="false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46" table:number-columns-repeated="1021" table:default-cell-style-name="Excel_20_Built-in_20_Normal"/>
        <table:table-row table:style-name="ro1">
          <table:table-cell table:style-name="ce60" office:value-type="string">
            <text:p>Semana <text:s/></text:p>
          </table:table-cell>
          <table:table-cell table:style-name="ce60" office:value-type="string">
            <text:p>Fecha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 31 de enero al 8 de febrero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l 11 al 15 de febrero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l 18 al 22 de febrero 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l 25 de febrero al 1 de marzo 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l 4 al 8 de marzo</text:p>
          </table:table-cell>
          <table:table-cell table:number-columns-repeated="1022"/>
        </table:table-row>
        <table:table-row table:style-name="ro1">
          <table:table-cell table:style-name="ce61" office:value-type="float" office:value="6">
            <text:p>6</text:p>
          </table:table-cell>
          <table:table-cell table:style-name="ce61" office:value-type="string">
            <text:p>Del 11 al 15 de marzo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l 19 al 22 de marzo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l 25 de marzo al 1 de abril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>
            <text:p>Semana 2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Aclaraciones de Análisis func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prototipos de sistema AB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Base de Dat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3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Conclusión de Diseño de BD</text:p>
          </table:table-cell>
          <table:table-cell office:value-type="string">
            <text:p>Confirmación de layouts de carga solicitudes y Data Analy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oBo de Diseño de Pantallas</text:p>
          </table:table-cell>
          <table:table-cell office:value-type="string">
            <text:p>Se añaden formularios fuera de análi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Artefactos 2, 4, 5 y 6</text:p>
          </table:table-cell>
          <table:table-cell office:value-type="string">
            <text:p>No se advierten riesgos. ABCs mas sencill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4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>
            <text:p>Semana 5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1">
          <table:table-cell table:style-name="ce22" office:value-type="string">
            <text:p>Semana 6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62" office:value-type="string">
            <text:p>Conclusión de Catálogos de Captura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2"/>
          <table:table-cell table:style-name="ce63" office:value-type="string">
            <text:p>Pantallas de Esquema de Seguridad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2"/>
          <table:table-cell table:style-name="ce62" office:value-type="string">
            <text:p>Pantallas de Procesos</text:p>
          </table:table-cell>
          <table:table-cell table:style-name="ce22"/>
          <table:table-cell table:number-columns-repeated="1021"/>
        </table:table-row>
        <table:table-row table:style-name="ro1" table:number-rows-repeated="2">
          <table:table-cell table:style-name="ce2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>
            <text:p>Artefactos</text:p>
          </table:table-cell>
          <table:table-cell table:style-name="ce22" office:value-type="string">
            <text:p>Formulario ABC</text:p>
          </table:table-cell>
          <table:table-cell table:style-name="ce22"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Nómina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os de Nómina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icidad de Nómina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iodicidad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Tipos de Períodos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Años de Nómina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eses de Nómina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íodo de Nómina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otivos de solicitud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Motiv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ceso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ciones" table:style-name="ta8" table:print="false">
        <table:table-column table:style-name="co2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14/03/2019</text:date>, <text:time>11:43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_20_de_20_Trabajo_20_General" style:display-name="PageStyle_Plan de Trabajo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_20_Inicial" style:display-name="PageStyle_Plan de Trabajo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entarios_20_de_20_Emilio" style:display-name="PageStyle_Comentarios de Emil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de_20_Datos" style:display-name="PageStyle_Base de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imación_20_de_20_Procesos" style:display-name="PageStyle_Estimación de Proce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" style:display-name="PageStyle_Gan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" style:display-name="PageStyle_Plan de Trabaj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ciones" style:display-name="PageStyle_Definicio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3-14T11:43:08.25</dc:date>
    <dc:creator>Jesús De los Santos Rodríguez</dc:creator>
    <meta:editing-duration>PT1H14M50S</meta:editing-duration>
    <meta:editing-cycles>3</meta:editing-cycles>
    <meta:document-statistic meta:table-count="8" meta:cell-count="844" meta:object-count="0"/>
  </office:meta>
</office:document-meta>
</file>